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DejaVu Sans Mono" officeooo:rsid="001654d1" officeooo:paragraph-rsid="001654d1"/>
    </style:style>
    <style:style style:name="P2" style:family="paragraph" style:parent-style-name="Text_20_body" style:list-style-name="L1">
      <style:text-properties style:font-name="DejaVu Sans Mono" officeooo:rsid="0018b09e" officeooo:paragraph-rsid="0018b09e"/>
    </style:style>
    <style:style style:name="P3" style:family="paragraph" style:parent-style-name="Text_20_body" style:list-style-name="L1">
      <style:text-properties style:font-name="DejaVu Sans Mono" officeooo:rsid="00190160" officeooo:paragraph-rsid="00190160"/>
    </style:style>
    <style:style style:name="P4" style:family="paragraph" style:parent-style-name="Text_20_body" style:list-style-name="L1">
      <style:text-properties style:font-name="DejaVu Sans Mono" officeooo:rsid="0019e175" officeooo:paragraph-rsid="0019e175"/>
    </style:style>
    <style:style style:name="P5" style:family="paragraph" style:parent-style-name="Text_20_body" style:list-style-name="L1">
      <style:text-properties style:font-name="DejaVu Sans Mono" officeooo:rsid="001a8185" officeooo:paragraph-rsid="001a8185"/>
    </style:style>
    <style:style style:name="P6" style:family="paragraph" style:parent-style-name="Text_20_body" style:list-style-name="L1">
      <style:text-properties style:font-name="DejaVu Sans Mono" officeooo:rsid="001b2161" officeooo:paragraph-rsid="001b2161"/>
    </style:style>
    <style:style style:name="P7" style:family="paragraph" style:parent-style-name="Title">
      <style:text-properties style:font-name="DejaVu Sans Mono" officeooo:rsid="001654d1" officeooo:paragraph-rsid="001654d1"/>
    </style:style>
    <style:style style:name="P8" style:family="paragraph" style:parent-style-name="Heading_20_1">
      <style:text-properties style:font-name="DejaVu Sans Mono" officeooo:rsid="00190160" officeooo:paragraph-rsid="00190160"/>
    </style:style>
    <style:style style:name="T1" style:family="text">
      <style:text-properties officeooo:rsid="001771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dventure Game</text:p>
      <text:h text:style-name="P8" text:outline-level="1">Game Concept</text:h>
      <text:list xml:id="list915286992" text:style-name="L1">
        <text:list-item>
          <text:p text:style-name="P1"><text:span text:style-name="T1">An adventure game where you collect stuff from different areas and sell it at a shop?</text:span></text:p>
        </text:list-item>
        <text:list-item>
          <text:p text:style-name="P2">Shop can be upgraded and new tools to make better stuff.</text:p>
        </text:list-item>
        <text:list-item>
          <text:p text:style-name="P3">Perhaps a mining / dungeon game?</text:p>
        </text:list-item>
        <text:list-item>
          <text:p text:style-name="P4">One large map with different events that are hidden behind prerequisites such as a hard rock.</text:p>
        </text:list-item>
        <text:list-item>
          <text:p text:style-name="P5">Trapped? Character is a slave? On a mission to get to surface?</text:p>
        </text:list-item>
        <text:list-item>
          <text:p text:style-name="P5">Forced to retrieve artefact?</text:p>
        </text:list-item>
        <text:list-item>
          <text:p text:style-name="P6">A mix between present day, oldish tech and medieval tools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7:51:40.353164093</meta:creation-date>
    <dc:date>2018-08-19T19:56:07.574106535</dc:date>
    <meta:editing-duration>PT33M25S</meta:editing-duration>
    <meta:editing-cycles>3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86" meta:character-count="447" meta:non-whitespace-character-count="376"/>
  </office:meta>
</office:document-meta>
</file>